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5d9d" officeooo:paragraph-rsid="001b5d9d"/>
    </style:style>
    <style:style style:name="P2" style:family="paragraph" style:parent-style-name="Standard">
      <style:text-properties officeooo:paragraph-rsid="001b5d9d"/>
    </style:style>
    <style:style style:name="P3" style:family="paragraph" style:parent-style-name="Standard">
      <style:text-properties officeooo:rsid="001c3973" officeooo:paragraph-rsid="001c3973"/>
    </style:style>
    <style:style style:name="P4" style:family="paragraph" style:parent-style-name="Standard">
      <style:text-properties officeooo:paragraph-rsid="001c3973"/>
    </style:style>
    <style:style style:name="P5" style:family="paragraph" style:parent-style-name="Standard">
      <style:text-properties fo:font-style="normal" style:text-underline-style="none" fo:font-weight="normal" officeooo:rsid="001c3973" officeooo:paragraph-rsid="001c3973" style:font-style-asian="normal" style:font-weight-asian="normal" style:font-style-complex="normal" style:font-weight-complex="normal"/>
    </style:style>
    <style:style style:name="T1" style:family="text">
      <style:text-properties officeooo:rsid="001b5d9d"/>
    </style:style>
    <style:style style:name="T2" style:family="text">
      <style:text-properties officeooo:rsid="001c3973"/>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officeooo:rsid="001cf5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I</text:p>
      <text:p text:style-name="P1">Clase6?</text:p>
      <text:p text:style-name="P1"/>
      <text:p text:style-name="P1">Memoria RAM (Memoria principal): volatil, temporal, mas pequeña, es más rápida</text:p>
      <text:p text:style-name="P2"><text:span text:style-name="T1">Memoria secundaria es permanente y mas grande, es de menor velocidad</text:span></text:p>
      <text:p text:style-name="P2"/>
      <text:p text:style-name="P2">La cache funciona como la ram pero esta internamente en el procesador, de manera que le ahorra al procesador ir a la ram y sacar las instrucciones de ahi</text:p>
      <text:p text:style-name="P1"/>
      <text:p text:style-name="P1">CPU: Unidad de procesamiento central CEREBRO de la compu</text:p>
      <text:p text:style-name="P1"/>
      <text:p text:style-name="P1">Discos ssd vs hdd</text:p>
      <text:p text:style-name="P1"/>
      <text:p text:style-name="P3">Memoria cache:se borran, son volátiles L1 mas rápida pero tiene menor tamaño, L2 segunda y L3 mas lenta. Están dentro del CPU</text:p>
      <text:p text:style-name="P3"/>
      <text:p text:style-name="P4"><text:span text:style-name="T2">la mamoria mas rápida es la pila, que se divide en la heap y en la stack, luego las caches (L1, L2, L3) luego las ram, y luego la SSD/HDD</text:span></text:p>
      <text:p text:style-name="P1"/>
      <text:p text:style-name="P3">Memoria ROM: en general almacena el BIOs y algunos controladores, es de solo lectura.</text:p>
      <text:p text:style-name="P3"/>
      <text:p text:style-name="P3">IMPORTENTE ESTUDIAR: componentes principales y como se comunican: GPU, buses, RAM, etc <text:span text:style-name="T3">Arquitectura de comunicación entre componentes</text:span></text:p>
      <text:p text:style-name="P3"><text:span text:style-name="T3"/></text:p>
      <text:p text:style-name="P5">GPU: Procesador para gráficos. Para videojuegos, Puede tener mas núcleos. <text:span text:style-name="T4">Tiene mas núcleos pero más pequeños.</text:span> <text:span text:style-name="T4">Es una placa de video. Se la utiliza en bitcons, videojuegos, modelos computacionales cientificos, inteligencia artificial, autocad edicion 3D. Tiene memoria propia, no usa la memoria de la PC, tiene su RAM específica</text:span></text:p>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31T13:12:13.535000000</meta:creation-date>
    <dc:date>2021-03-31T14:45:49.603000000</dc:date>
    <meta:editing-duration>PT53M4S</meta:editing-duration>
    <meta:editing-cycles>1</meta:editing-cycles>
    <meta:document-statistic meta:table-count="0" meta:image-count="0" meta:object-count="0" meta:page-count="1" meta:paragraph-count="12" meta:word-count="198" meta:character-count="1189" meta:non-whitespace-character-count="1003"/>
    <meta:generator>LibreOffice/6.4.2.2$Windows_X86_64 LibreOffice_project/4e471d8c02c9c90f512f7f9ead8875b57fcb1ec3</meta:generator>
  </office:meta>
</office:document-meta>
</file>